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296" officeooo:paragraph-rsid="00172296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officeooo:rsid="0015c8f7" officeooo:paragraph-rsid="0015c8f7"/>
    </style:style>
    <style:style style:name="P4" style:family="paragraph" style:parent-style-name="Standard">
      <style:paragraph-properties fo:margin-top="0in" fo:margin-bottom="0in" loext:contextual-spacing="false"/>
      <style:text-properties officeooo:rsid="00180fb5" officeooo:paragraph-rsid="00180fb5"/>
    </style:style>
    <style:style style:name="P5" style:family="paragraph" style:parent-style-name="Standard" style:list-style-name="WWNum1">
      <style:paragraph-properties fo:margin-left="0.5in" fo:margin-right="0in" fo:text-indent="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0.25in" style:auto-text-indent="false"/>
      <style:text-properties officeooo:rsid="0015c8f7" officeooo:paragraph-rsid="0015c8f7"/>
    </style:style>
    <style:style style:name="P8" style:family="paragraph" style:parent-style-name="Standard" style:list-style-name="WWNum1">
      <style:paragraph-properties fo:margin-left="0.5in" fo:margin-right="0in" fo:text-indent="0.25in" style:auto-text-indent="false"/>
      <style:text-properties officeooo:rsid="00172296" officeooo:paragraph-rsid="00172296"/>
    </style:style>
    <style:style style:name="P9" style:family="paragraph" style:parent-style-name="Standard">
      <style:paragraph-properties fo:margin-left="0.5in" fo:margin-right="0in" fo:text-indent="0.25in" style:auto-text-indent="false"/>
      <style:text-properties officeooo:rsid="00172296" officeooo:paragraph-rsid="00172296"/>
    </style:style>
    <style:style style:name="P10" style:family="paragraph" style:parent-style-name="Standard" style:list-style-name="WWNum2">
      <style:paragraph-properties fo:margin-left="0.5in" fo:margin-right="0in" fo:text-indent="0.25in" style:auto-text-indent="false"/>
      <style:text-properties officeooo:rsid="00172296" officeooo:paragraph-rsid="00172296"/>
    </style:style>
    <style:style style:name="P11" style:family="paragraph" style:parent-style-name="Standard" style:list-style-name="WWNum2">
      <style:paragraph-properties fo:margin-left="0.5in" fo:margin-right="0in" fo:text-indent="0.25in" style:auto-text-indent="false"/>
      <style:text-properties officeooo:rsid="00180fb5" officeooo:paragraph-rsid="00180fb5"/>
    </style:style>
    <style:style style:name="P12" style:family="paragraph" style:parent-style-name="Heading_20_1" style:master-page-name="Standard">
      <style:paragraph-properties fo:margin-top="0in" fo:margin-bottom="0in" loext:contextual-spacing="false" style:page-number="1"/>
    </style:style>
    <style:style style:name="P13" style:family="paragraph" style:parent-style-name="Preformatted_20_Text" style:list-style-name="WWNum1">
      <style:paragraph-properties fo:margin-left="0.5in" fo:margin-right="0in" fo:text-indent="0.25in" style:auto-text-indent="false"/>
      <style:text-properties officeooo:paragraph-rsid="0015c8f7"/>
    </style:style>
    <style:style style:name="P14" style:family="paragraph" style:parent-style-name="Preformatted_20_Text" style:list-style-name="WWNum1">
      <style:paragraph-properties fo:margin-left="0.5in" fo:margin-right="0in" fo:text-indent="0.25in" style:auto-text-indent="false"/>
      <style:text-properties officeooo:rsid="0015c8f7" officeooo:paragraph-rsid="0015c8f7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fo:color="#008000" fo:font-weight="bold"/>
    </style:style>
    <style:style style:name="T4" style:family="text">
      <style:text-properties fo:color="#008000" style:font-name="DejaVu Sans Mono" fo:font-size="9pt" fo:font-weight="bold"/>
    </style:style>
    <style:style style:name="T5" style:family="text">
      <style:text-properties fo:color="#000000" style:font-name="DejaVu Sans Mono" fo:font-size="9pt"/>
    </style:style>
    <style:style style:name="T6" style:family="text">
      <style:text-properties fo:color="#000000" style:font-name="DejaVu Sans Mono" fo:font-size="9pt" officeooo:rsid="0015c8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atybos</text:p>
      <text:p text:style-name="P2">1. Sukurkite duomenų bazę;</text:p>
      <text:p text:style-name="P3">CREATE DATABASE knygos;</text:p>
      <text:p text:style-name="P2"/>
      <text:p text:style-name="P2">2. Suimportuokite paruoštą duomenų bazės prototipą.</text:p>
      <text:p text:style-name="P3">mysql -u root -p knygos &lt; /home/paulius/Downloads/Books.sql</text:p>
      <text:p text:style-name="P2"/>
      <text:p text:style-name="P2">3. Atlikite šiuos veiksmus:</text:p>
      <text:list xml:id="list4421251367743886921" text:style-name="WWNum1">
        <text:list-item>
          <text:p text:style-name="P5">Papildykite autorių lentelę įrašais.</text:p>
          <text:p text:style-name="P14"><text:span text:style-name="T5">INSERT INTO `Authors` (`authorId`, `name`) VALUES (NULL, 'Jonas Biliûnas'), (NULL, 'Balys Sruoga'), (NULL, 'Vincas Kudirka');</text:span></text:p>
        </text:list-item>
        <text:list-item>
          <text:p text:style-name="P5">Papildykite knygų lentelę, įrašais apie knygas, kurių autorius įrašėte prieš tai.</text:p>
          <text:p text:style-name="P13"><text:span text:style-name="T6">INSERT INTO `Books` (`bookId`, `authorId`, `title`, `year`) VALUES (NULL, '8', 'Liûdna pasaka', '1906'), (NULL, '9', 'Dievø miðkas', '1957'), (NULL, '10', 'Tautiðka giesmë', '1901');</text:span></text:p>
        </text:list-item>
        <text:list-item>
          <text:p text:style-name="P5">Išrinkite knygų informaciją prijungdami autorius iš autorių lentelės.</text:p>
          <text:p text:style-name="P7">INSERT INTO `Books` (`bookId`, `authorId`, `title`, `year`) VALUES (NULL, '8', 'Liûdna pasaka', '1906'), (NULL, '9', 'Dievø miðkas', '1957'), (NULL, '10', 'Tautiðka giesmë', '1901');SELECT Authors.name, Books.title, Books.year</text:p>
          <text:p text:style-name="P7">FROM Books</text:p>
          <text:p text:style-name="P7">INNER JOIN Authors</text:p>
          <text:p text:style-name="P7">ON Books.authorId=Authors.authorId;</text:p>
        </text:list-item>
        <text:list-item>
          <text:p text:style-name="P5">Pakeiskite vienos knygos autorių į kitą.</text:p>
          <text:p text:style-name="P7">UPDATE Books</text:p>
          <text:p text:style-name="P7">SET authorId='2'</text:p>
          <text:p text:style-name="P7">WHERE bookId='9';</text:p>
        </text:list-item>
        <text:list-item>
          <text:p text:style-name="P5">Suskaičiuokite kiek knygų kiekvieno autoriaus yra duomenų bazėje (įtraukdami autorius kurie neturi knygų, bei neitraukdami šių autorių).</text:p>
          <text:p text:style-name="P8"/>
          <text:p text:style-name="P8">DELIMITER $$</text:p>
          <text:p text:style-name="P8">DROP PROCEDURE IF EXISTS CountAuthorsBooks$$</text:p>
          <text:p text:style-name="P8">CREATE PROCEDURE CountAuthorsBooks()</text:p>
          <text:p text:style-name="P8">BEGIN</text:p>
          <text:p text:style-name="P8"><text:s/>SET @authorsCount = ( SELECT COUNT(*) FROM Authors );</text:p>
          <text:p text:style-name="P8"><text:s/>SET @i = 1;</text:p>
          <text:p text:style-name="P8"><text:s/>WHILE @i &lt;= @authorsCount DO</text:p>
          <text:p text:style-name="P8"><text:s text:c="3"/>SET @authorsBooks =( SELECT COUNT(*) FROM Books WHERE authorId=@i);</text:p>
          <text:p text:style-name="P8"><text:s text:c="3"/>SELECT @authorsBooks, Authors.name FROM Authors WHERE Authors.authorId=@i;</text:p>
          <text:p text:style-name="P8"><text:s text:c="3"/>SET @i = @i + 1;</text:p>
          <text:p text:style-name="P8"><text:s/>END WHILE;</text:p>
          <text:p text:style-name="P8">END$$</text:p>
          <text:p text:style-name="P8">DELIMITER ;</text:p>
          <text:p text:style-name="P8"/>
          <text:p text:style-name="P8">call CountAuthorsBooks();</text:p>
        </text:list-item>
        <text:list-item>
          <text:p text:style-name="P5"><text:soft-page-break/>Pašalinkite jūsų suvestus autorius.</text:p>
          <text:p text:style-name="P8">DELETE FROM `Authors` WHERE `Authors`.`authorId` = 8;</text:p>
          <text:p text:style-name="P8">DELETE FROM `Authors` WHERE `Authors`.`authorId` = 9;</text:p>
          <text:p text:style-name="P8">DELETE FROM `Authors` WHERE `Authors`.`authorId` = 10;</text:p>
        </text:list-item>
        <text:list-item>
          <text:p text:style-name="P5">Pašalinkite knygas, kurios neturi autorių.</text:p>
          <text:p text:style-name="P8">DELIMITER $$</text:p>
        </text:list-item>
      </text:list>
      <text:p text:style-name="P9">DROP PROCEDURE IF EXISTS DeleteBooksWithoutAuthors$$</text:p>
      <text:p text:style-name="P9">CREATE PROCEDURE DeleteBooksWithoutAuthors()</text:p>
      <text:p text:style-name="P9">BEGIN</text:p>
      <text:p text:style-name="P9"><text:s/>SET @booksCount = ( SELECT COUNT(*) FROM Books );</text:p>
      <text:p text:style-name="P9"><text:s/>SET @i = 1;</text:p>
      <text:p text:style-name="P9"><text:s/>WHILE @i &lt;= @booksCount DO</text:p>
      <text:p text:style-name="P9"><text:s text:c="3"/>SET @ifHaveAuthor =( SELECT COUNT(*) FROM Authors WHERE Authors.authorId=@i);</text:p>
      <text:p text:style-name="P9"><text:s text:c="3"/>IF !(@ifHaveAuthor &gt; 0) THEN</text:p>
      <text:p text:style-name="P9"><text:s text:c="3"/>DELETE FROM Books WHERE Books.authorId=@i;</text:p>
      <text:p text:style-name="P9"><text:s text:c="3"/>END IF;</text:p>
      <text:p text:style-name="P9"><text:s text:c="3"/>SET @i = @i + 1;</text:p>
      <text:p text:style-name="P9"><text:s/>END WHILE;</text:p>
      <text:p text:style-name="P9">END$$</text:p>
      <text:p text:style-name="P9">DELIMITER ;</text:p>
      <text:p text:style-name="P9"/>
      <text:p text:style-name="P9">call DeleteBooksWithoutAuthors();</text:p>
      <text:p text:style-name="P9"/>
      <text:p text:style-name="P9">DELETE FROM Books WHERE Books.authorId IS NULL;</text:p>
      <text:p text:style-name="P2"/>
      <text:p text:style-name="P2">4. Papildykite duomenų bazę kad būtų galima:</text:p>
      <text:list xml:id="list5190187026635519456" text:style-name="WWNum2">
        <text:list-item>
          <text:p text:style-name="P6">Suskirstyti knygas į žanrus.</text:p>
          <text:p text:style-name="P10">ALTER TABLE `Books` ADD `genre` VARCHAR(255) CHARACTER SET utf8 COLLATE utf8_unicode_ci NULL DEFAULT NULL AFTER `year`;</text:p>
        </text:list-item>
      </text:list>
      <text:p text:style-name="P9"/>
      <text:list xml:id="list234527947715216" text:continue-numbering="true" text:style-name="WWNum2">
        <text:list-item>
          <text:p text:style-name="P6">Knygos gali turėti vieną ir daugiau autorių.</text:p>
        </text:list-item>
      </text:list>
      <text:p text:style-name="P9">CREATE TABLE `BooksWithAuthors` ( `id` INT NOT NULL AUTO_INCREMENT , `bookId` INT NOT NULL , `authorId` INT NOT NULL , PRIMARY KEY (`id`)) ENGINE = InnoDB;</text:p>
      <text:p text:style-name="P9"/>
      <text:list xml:id="list234527818832057" text:continue-numbering="true" text:style-name="WWNum2">
        <text:list-item>
          <text:p text:style-name="P6">Sutvarkyti duomenų bazės duomenis, jei reikia papildykite naujais.</text:p>
        </text:list-item>
      </text:list>
      <text:p text:style-name="P1">INSERT INTO `BooksWithAuthors` (`id`, `bookId`, `authorId`) VALUES (NULL, '1', '1'), (NULL, '2', '2'), (NULL, '2', '3'), (NULL, '3', '4'), (NULL, '4', '6'), (NULL, '4', '5'), (NULL, '5', '7'), (NULL, '9', '2');</text:p>
      <text:p text:style-name="P9">UPDATE `Books` SET `genre` = 'Coding' WHERE `Books`.`bookId` = 1;</text:p>
      <text:p text:style-name="P9">UPDATE `Books` SET `genre` = 'Coding' WHERE `Books`.`bookId` = 2;</text:p>
      <text:p text:style-name="P9">UPDATE `Books` SET `genre` = 'LT literature' WHERE `Books`.`bookId` = 9;</text:p>
      <text:p text:style-name="P9">UPDATE `Books` SET `genre` = 'Coding' WHERE `Books`.`bookId` = 3;</text:p>
      <text:p text:style-name="P9"><text:soft-page-break/>UPDATE `Books` SET `genre` = 'Coding' WHERE `Books`.`bookId` = 4;</text:p>
      <text:p text:style-name="P9">UPDATE `Books` SET `genre` = 'Coding' WHERE `Books`.`bookId` = 5;</text:p>
      <text:p text:style-name="P1"/>
      <text:list xml:id="list234527549929810" text:continue-numbering="true" text:style-name="WWNum2">
        <text:list-item>
          <text:p text:style-name="P6">Išrinkite visas knygas su jų autoriais. (autorius, jei jų daugiau nei veinas atskirkite kableliais)</text:p>
          <text:p text:style-name="P10"/>
        </text:list-item>
      </text:list>
      <text:p text:style-name="P9">SELECT Books.title, GROUP_CONCAT(Authors.name) FROM Books</text:p>
      <text:p text:style-name="P9">INNER JOIN BooksWithAuthors ON Books.bookId = BooksWithAuthors.bookId</text:p>
      <text:p text:style-name="P9">INNER JOIN Authors ON <text:s/>Authors.authorId=BooksWithAuthors.authorId</text:p>
      <text:p text:style-name="P9">GROUP BY Books.title;</text:p>
      <text:list xml:id="list234528464798405" text:continue-numbering="true" text:style-name="WWNum2">
        <text:list-item>
          <text:p text:style-name="P6">Papildykite knygų lentelę, kad galetumėte išsaugoti orginalų knygos pavadinimą. (Pavadinime išsaugokite, lietuviškas raides kaip ą,ė,š ir pan.)</text:p>
          <text:p text:style-name="P11">ALTER TABLE `Books` CHANGE `title` `title` VARCHAR(255) CHARACTER SET utf8 COLLATE utf8_unicode_ci NOT NULL;</text:p>
        </text:list-item>
      </text:list>
      <text:p text:style-name="P2"><text:tab/></text:p>
      <text:p text:style-name="P2">5. Paruoškite duomenų bazės kopiją.</text:p>
      <text:p text:style-name="P4">mysqldump -u root -p knygos &gt; dump.sql</text:p>
      <text:p text:style-name="P2"><text:bookmark text:name="_gjdgxs"/>6. Paruoškite duomenų bazės atnaujinimo skriptą. (struktūros ir pradinių duomenų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15%" fo:keep-together="always" fo:keep-with-next="always"/>
      <style:text-properties fo:color="#000000" style:font-name="Arial" fo:font-family="Arial" style:font-family-generic="roman" style:font-pitch="variable" fo:font-size="18pt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15%" fo:keep-together="always" fo:keep-with-next="always"/>
      <style:text-properties fo:color="#000000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1pt" fo:font-style="italic" fo:font-weight="normal" style:font-name-asian="Arial2" style:font-family-asian="Arial" style:font-family-generic-asian="system" style:font-pitch-asian="variable" style:font-size-asian="11pt" style:font-style-asian="italic" style:font-weight-asian="normal" style:font-name-complex="Arial2" style:font-family-complex="Arial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0pt" fo:font-weight="bold" style:font-name-asian="Arial2" style:font-family-asian="Arial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15%" fo:keep-together="always" fo:keep-with-next="always"/>
      <style:text-properties fo:color="#666666" style:font-name="Arial" fo:font-family="Arial" style:font-family-generic="roman" style:font-pitch="variable" fo:font-size="10pt" fo:font-style="italic" fo:font-weight="normal" style:font-name-asian="Arial2" style:font-family-asian="Arial" style:font-family-generic-asian="system" style:font-pitch-asian="variable" style:font-size-asian="10pt" style:font-style-asian="italic" style:font-weight-asian="normal" style:font-name-complex="Arial2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15%" fo:keep-together="always" fo:keep-with-next="always"/>
      <style:text-properties fo:color="#000000" style:font-name="Arial" fo:font-family="Arial" style:font-family-generic="roman" style:font-pitch="variable" fo:font-size="36pt" fo:font-weight="bold" style:font-name-asian="Arial2" style:font-family-asian="Arial" style:font-family-generic-asian="system" style:font-pitch-asian="variable" style:font-size-asian="36pt" style:font-weight-asian="bold" style:font-name-complex="Arial2" style:font-family-complex="Arial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15%" fo:keep-together="always" fo:keep-with-next="always"/>
      <style:text-properties fo:color="#666666" style:font-name="Georgia" fo:font-family="Georgia" style:font-family-generic="roman" style:font-pitch="variable" fo:font-size="24pt" fo:font-style="italic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5T23:45:26.173018956</dc:date>
    <meta:editing-duration>PT10M4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80" meta:word-count="565" meta:character-count="4143" meta:non-whitespace-character-count="3635"/>
  </office:meta>
</office:document-meta>
</file>